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1" svg:font-family="Utopia" style:font-family-generic="roman"/>
    <style:font-face style:name="WNINFX+LMTypewriter9-Regular" svg:font-family="WNINFX+LMTypewriter9-Regular, 'MS Mincho'" style:font-family-generic="roma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TheSansMonoConNormal1"/>
    </style:style>
    <style:style style:name="P2"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3" style:family="paragraph" style:parent-style-name="Code">
      <style:text-properties fo:language="nb" fo:country="NO"/>
    </style:style>
    <style:style style:name="P4" style:family="paragraph" style:parent-style-name="Code">
      <style:text-properties officeooo:rsid="00014847" officeooo:paragraph-rsid="00014847"/>
    </style:style>
    <style:style style:name="P5" style:family="paragraph" style:parent-style-name="Chapter_20_Title">
      <style:text-properties officeooo:paragraph-rsid="0000eb78"/>
    </style:style>
    <style:style style:name="P6" style:family="paragraph" style:parent-style-name="Standard">
      <style:paragraph-properties fo:text-align="justify" style:justify-single-word="false"/>
      <style:text-properties officeooo:paragraph-rsid="0000eb78"/>
    </style:style>
    <style:style style:name="P7" style:family="paragraph" style:parent-style-name="Standard">
      <style:text-properties fo:color="#bfbfbf" style:font-name="ZapfDingbats" fo:font-size="14pt" officeooo:paragraph-rsid="0000eb78" style:font-name-asian="ZapfDingbats" style:font-size-asian="14pt" style:font-name-complex="ZapfDingbats" style:font-size-complex="14pt"/>
    </style:style>
    <style:style style:name="P8" style:family="paragraph" style:parent-style-name="Num_20_List">
      <style:text-properties fo:language="en" fo:country="US"/>
    </style:style>
    <style:style style:name="P9" style:family="paragraph" style:parent-style-name="Chapter_20_Number" style:master-page-name="Standard">
      <style:paragraph-properties style:page-number="auto"/>
      <style:text-properties officeooo:paragraph-rsid="0000eb78"/>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etter-spacing="-0.0063in" officeooo:rsid="0002826b"/>
    </style:style>
    <style:style style:name="T3" style:family="text">
      <style:text-properties style:font-name="Utopia-Italic" style:font-name-complex="Utopia-Italic"/>
    </style:style>
    <style:style style:name="T4" style:family="text">
      <style:text-properties style:font-name="Utopia-Italic" fo:font-style="italic" style:font-style-asian="italic" style:font-name-complex="Utopia-Italic" style:font-style-complex="italic"/>
    </style:style>
    <style:style style:name="T5" style:family="text">
      <style:text-properties style:font-name="Utopia-Italic" fo:language="en" fo:country="US" style:font-name-complex="Utopia-Italic"/>
    </style:style>
    <style:style style:name="T6" style:family="text">
      <style:text-properties style:font-name="Utopia-Italic" fo:language="en" fo:country="US" fo:font-style="italic" style:font-style-asian="italic" style:font-name-complex="Utopia-Italic" style:font-style-complex="italic"/>
    </style:style>
    <style:style style:name="T7" style:family="text">
      <style:text-properties fo:font-style="italic" fo:font-weight="bold" style:font-style-asian="italic" style:font-weight-asian="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bold" style:font-name-asian="HelveticaNeue Condensed" style:font-weight-asian="bold"/>
    </style:style>
    <style:style style:name="T11" style:family="text">
      <style:text-properties fo:language="en" fo:country="US" style:font-name-asian="Calibri" style:font-size-complex="11pt" style:language-complex="ar" style:country-complex="SA"/>
    </style:style>
    <style:style style:name="T12" style:family="text">
      <style:text-properties fo:font-weight="bold" style:font-name-asian="HelveticaNeue Condensed" style:font-weight-asian="bold"/>
    </style:style>
    <style:style style:name="T13" style:family="text">
      <style:text-properties style:font-name="TheSansMonoCondensed-SemiLightI" style:font-name-complex="TheSansMonoCondensed-SemiLightI"/>
    </style:style>
    <style:style style:name="T14" style:family="text">
      <style:text-properties style:font-name-asian="Times New Roman"/>
    </style:style>
    <style:style style:name="T15" style:family="text">
      <style:text-properties style:font-name="Utopia-Bold" fo:language="en" fo:country="US" style:font-name-complex="Utopia-Bold"/>
    </style:style>
    <style:style style:name="T16" style:family="text">
      <style:text-properties style:font-name-asian="WNINFX+LMTypewriter9-Regular" style:font-name-complex="WNINFX+LMTypewriter9-Regular"/>
    </style:style>
    <style:style style:name="T17" style:family="text">
      <style:text-properties style:font-name-complex="WNINFX+LMTypewriter9-Regular"/>
    </style:style>
    <style:style style:name="T18" style:family="text">
      <style:text-properties style:font-name="Utopia1" fo:language="en" fo:country="US" style:font-name-asian="Utopia1" style:font-name-complex="Utopia1"/>
    </style:style>
    <style:style style:name="T19"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2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3"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24"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25" style:family="text">
      <style:text-properties fo:color="#000000" style:font-name="TheSansMonoConNormal" fo:font-size="11pt" fo:language="en" fo:country="US" fo:font-weight="bold" fo:background-color="transparent" loext:char-shading-value="0" style:font-name-asian="Calibri" style:font-size-asian="11pt" style:font-weight-asian="bold" style:font-name-complex="TheSansMonoConNormal" style:font-size-complex="11pt" style:language-complex="ar" style:country-complex="SA" style:font-weight-complex="bold"/>
    </style:style>
    <style:style style:name="T26" style:family="text">
      <style:text-properties officeooo:rsid="000a0c88"/>
    </style:style>
    <style:style style:name="T27" style:family="text">
      <style:text-properties officeooo:rsid="0000eb78"/>
    </style:style>
    <style:style style:name="T28" style:family="text">
      <style:text-properties officeooo:rsid="00014847"/>
    </style:style>
    <style:style style:name="T29" style:family="text">
      <style:text-properties officeooo:rsid="0002826b"/>
    </style:style>
    <style:style style:name="T3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794841360" text:id="ct94365794841360">
          <text:insertion>
            <office:change-info>
              <dc:creator>Ray Lischner</dc:creator>
              <dc:date>2020-05-01T16:08:12</dc:date>
            </office:change-info>
          </text:insertion>
        </text:changed-region>
        <text:changed-region xml:id="ct94365856984256" text:id="ct94365856984256">
          <text:insertion>
            <office:change-info>
              <dc:creator>Ray Lischner</dc:creator>
              <dc:date>2020-05-06T16:23:43</dc:date>
            </office:change-info>
          </text:insertion>
        </text:changed-region>
        <text:changed-region xml:id="ct94365873480896" text:id="ct94365873480896">
          <text:deletion>
            <office:change-info>
              <dc:creator>Ray Lischner</dc:creator>
              <dc:date>2020-05-06T16:23:51</dc:date>
            </office:change-info>
            <text:p text:style-name="Body_20_Text_20_First"><text:span text:style-name="T1">T</text:span></text:p>
          </text:deletion>
        </text:changed-region>
        <text:changed-region xml:id="ct94365939378608" text:id="ct94365939378608">
          <text:insertion>
            <office:change-info>
              <dc:creator>Ray Lischner</dc:creator>
              <dc:date>2020-05-06T16:23:51</dc:date>
            </office:change-info>
          </text:insertion>
        </text:changed-region>
        <text:changed-region xml:id="ct94365741525248" text:id="ct94365741525248">
          <text:deletion>
            <office:change-info>
              <dc:creator>Ray Lischner</dc:creator>
              <dc:date>2020-05-06T16:23:42</dc:date>
            </office:change-info>
            <text:p text:style-name="Body_20_Text_20_First">, is one of the great features of C++</text:p>
          </text:deletion>
        </text:changed-region>
        <text:changed-region xml:id="ct94365833406032" text:id="ct94365833406032">
          <text:deletion>
            <office:change-info>
              <dc:creator>Ray Lischner</dc:creator>
              <dc:date>2020-05-06T16:24:42</dc:date>
            </office:change-info>
            <text:p text:style-name="Body_20_Text_20_First">Even better is t</text:p>
          </text:deletion>
        </text:changed-region>
        <text:changed-region xml:id="ct94365833408288" text:id="ct94365833408288">
          <text:insertion>
            <office:change-info>
              <dc:creator>Ray Lischner</dc:creator>
              <dc:date>2020-05-06T16:24:43</dc:date>
            </office:change-info>
          </text:insertion>
        </text:changed-region>
        <text:changed-region xml:id="ct94365919061632" text:id="ct94365919061632">
          <text:insertion>
            <office:change-info>
              <dc:creator>Ray Lischner</dc:creator>
              <dc:date>2020-05-06T16:24:46</dc:date>
            </office:change-info>
          </text:insertion>
        </text:changed-region>
        <text:changed-region xml:id="ct94365871903232" text:id="ct94365871903232">
          <text:insertion>
            <office:change-info>
              <dc:creator>Ray Lischner</dc:creator>
              <dc:date>2020-05-01T16:08:32</dc:date>
            </office:change-info>
          </text:insertion>
        </text:changed-region>
        <text:changed-region xml:id="ct94365862560768" text:id="ct94365862560768">
          <text:insertion>
            <office:change-info>
              <dc:creator>Ray Lischner</dc:creator>
              <dc:date>2020-05-01T16:08:39</dc:date>
            </office:change-info>
          </text:insertion>
        </text:changed-region>
        <text:changed-region xml:id="ct94365718973440" text:id="ct94365718973440">
          <text:insertion>
            <office:change-info>
              <dc:creator>Ray Lischner</dc:creator>
              <dc:date>2020-05-06T14:39:49</dc:date>
            </office:change-info>
          </text:insertion>
        </text:changed-region>
        <text:changed-region xml:id="ct94365883897200" text:id="ct94365883897200">
          <text:insertion>
            <office:change-info>
              <dc:creator>Ray Lischner</dc:creator>
              <dc:date>2020-05-06T14:39:57</dc:date>
            </office:change-info>
          </text:insertion>
        </text:changed-region>
        <text:changed-region xml:id="ct94365880014464" text:id="ct94365880014464">
          <text:deletion>
            <office:change-info>
              <dc:creator>Ray Lischner</dc:creator>
              <dc:date>2020-05-06T14:40:09</dc:date>
            </office:change-info>
            <text:p text:style-name="Code">const&amp; </text:p>
          </text:deletion>
        </text:changed-region>
        <text:changed-region xml:id="ct94365837058928" text:id="ct94365837058928">
          <text:insertion>
            <office:change-info>
              <dc:creator>Ray Lischner</dc:creator>
              <dc:date>2020-05-06T14:40:00</dc:date>
            </office:change-info>
          </text:insertion>
        </text:changed-region>
        <text:changed-region xml:id="ct94365742748160" text:id="ct94365742748160">
          <text:deletion>
            <office:change-info>
              <dc:creator>Ray Lischner</dc:creator>
              <dc:date>2020-05-06T14:40:07</dc:date>
            </office:change-info>
            <text:p text:style-name="Code">const&amp; </text:p>
          </text:deletion>
        </text:changed-region>
        <text:changed-region xml:id="ct94365876926864" text:id="ct94365876926864">
          <text:insertion>
            <office:change-info>
              <dc:creator>Ray Lischner</dc:creator>
              <dc:date>2020-05-06T14:40:03</dc:date>
            </office:change-info>
          </text:insertion>
        </text:changed-region>
        <text:changed-region xml:id="ct94365714888704" text:id="ct94365714888704">
          <text:deletion>
            <office:change-info>
              <dc:creator>Ray Lischner</dc:creator>
              <dc:date>2020-05-06T14:40:05</dc:date>
            </office:change-info>
            <text:p text:style-name="Code">const&amp; </text:p>
          </text:deletion>
        </text:changed-region>
        <text:changed-region xml:id="ct94365848083664" text:id="ct94365848083664">
          <text:insertion>
            <office:change-info>
              <dc:creator>Ray Lischner</dc:creator>
              <dc:date>2020-05-01T16:08:56</dc:date>
            </office:change-info>
          </text:insertion>
        </text:changed-region>
        <text:changed-region xml:id="ct94365945285664" text:id="ct94365945285664">
          <text:insertion>
            <office:change-info>
              <dc:creator>Ray Lischner</dc:creator>
              <dc:date>2020-05-01T16:09: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794841360"/>E X P L O R A T I O N <text:s/><text:span text:style-name="T26">5</text:span><text:span text:style-name="T27">3</text:span></text:p>
      <text:p text:style-name="P6"/>
      <text:p text:style-name="P7"></text:p>
      <text:p text:style-name="P5"><office:annotation><dc:creator>Michael Thomas</dc:creator><dc:date>2020-04-13T08:49:09.010000000</dc:date><text:p text:style-name="P10"><text:span text:style-name="T30">Good clean chapter. <text:s/>The document is easy to read and understand.</text:span></text:p>
<text:p text:style-name="P10"><text:span text:style-name="T30"/></text:p>
<text:p text:style-name="P10"><text:span text:style-name="T30">I am running Windows 10 and Visual Studio 2019 16.6.0 Preview 2.1</text:span></text:p>
<text:p text:style-name="P10"><text:span text:style-name="T30"/></text:p>
<text:p text:style-name="P10"><text:span text:style-name="T30">All links in the chapter work.</text:span></text:p>
</office:annotation><text:change-end text:change-id="ct94365794841360"/><office:annotation office:name="__Annotation__5348_317165615" loext:resolved="false"><dc:creator>Michael Thomas</dc:creator><dc:date>2020-04-15T12:57:55.040000000</dc:date><text:p text:style-name="P10"><text:span text:style-name="T30">Good clean chapter. <text:s/>The document is easy to read and understand.</text:span></text:p>
<text:p text:style-name="P10"><text:span text:style-name="T30"/></text:p>
<text:p text:style-name="P10"><text:span text:style-name="T30">I am running Windows 10 and Visual Studio 2019 16.6.0 Preview 3.</text:span></text:p>
<text:p text:style-name="P10"><text:span text:style-name="T30"/></text:p>
<text:p text:style-name="P10"><text:span text:style-name="T30">All links in the chapter work.</text:span></text:p>
</office:annotation>Template Specialization<office:annotation-end office:name="__Annotation__5348_317165615"/></text:p>
      <text:p text:style-name="Body_20_Text_20_First"><text:change-start text:change-id="ct94365856984256"/><text:span text:style-name="T2">Perhaps the most powerful feature of C++ is </text:span><text:change-end text:change-id="ct94365856984256"/><text:change text:change-id="ct94365873480896"/><text:change-start text:change-id="ct94365939378608"/><text:span text:style-name="T2">t</text:span><text:change-end text:change-id="ct94365939378608"/>he ability to write a template and then use that template multiple times, with different template arguments each time<text:change text:change-id="ct94365741525248"/>. <text:change text:change-id="ct94365833406032"/><text:change-start text:change-id="ct94365833408288"/><text:span text:style-name="T29">T</text:span><text:change-end text:change-id="ct94365833408288"/>he ability to carve out exceptions to the rule<text:change-start text:change-id="ct94365919061632"/> <text:span text:style-name="T29">magnifies that power</text:span><text:change-end text:change-id="ct94365919061632"/>. That is, you can tell the compiler to use a template for most template arguments, except that for certain argument types, it should use a different template definition. This Exploration introduces this feature.</text:p>
      <text:h text:style-name="Heading_20_1" text:outline-level="1">Instantiation and Specialization</text:h>
      <text:p text:style-name="Body_20_Text_20_First">Template terminology is tricky. When you use a template, it is known as <text:span text:style-name="Emphasis"><text:span text:style-name="T3">instantiating</text:span></text:span> the template. A <text:span text:style-name="Emphasis"><text:span text:style-name="T3">template</text:span></text:span><text:span text:style-name="T4"> </text:span><text:span text:style-name="Emphasis"><text:span text:style-name="T3">instance</text:span></text:span> is a concrete function or class that the compiler creates by applying the template arguments to the template definition. Another name for a template instance is a <text:span text:style-name="Emphasis"><text:span text:style-name="T3">specialization</text:span></text:span>. Thus, <text:span text:style-name="Code_20_Inline">rational&lt;int&gt;</text:span> is a specialization of the template <text:span text:style-name="Code_20_Inline">rational&lt;&gt;</text:span>.</text:p>
      <text:p text:style-name="Body_20_Text_20_Cont"><text:span text:style-name="T8">Therefore,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text:span><text:span text:style-name="T18">—</text:span><text:span text:style-name="T8">instead of letting the compiler instantiate the template for you</text:span><text:span text:style-name="T18">—</text:span><text:span text:style-name="T8">it is known as </text:span><text:span text:style-name="Emphasis"><text:span text:style-name="T5">explicit</text:span></text:span><text:span text:style-name="T6"> </text:span><text:span text:style-name="Emphasis"><text:span text:style-name="T5">specialization</text:span></text:span><text:span text:style-name="T8">. Thus, a specialization that the compiler creates automatically would be an </text:span><text:span text:style-name="Emphasis"><text:span text:style-name="T5">implicit</text:span></text:span><text:span text:style-name="T6"> </text:span><text:span text:style-name="Emphasis"><text:span text:style-name="T5">specialization</text:span></text:span><text:span text:style-name="T8">. (Explicit specialization is also called </text:span><text:span text:style-name="Emphasis"><text:span text:style-name="T5">full</text:span></text:span><text:span text:style-name="T6"> </text:span><text:span text:style-name="Emphasis"><text:span text:style-name="T5">specialization</text:span></text:span><text:span text:style-name="T8">, for reasons that will become clear in the next Exploration.)</text:span></text:p>
      <text:p text:style-name="Body_20_Text_20_Cont"><text:soft-page-break/><text:span text:style-name="T8">For example, the standard library’s </text:span><text:span text:style-name="Code_20_Inline"><text:span text:style-name="T11">&lt;type_traits&gt;</text:span></text:span><text:span text:style-name="T8"> module supports a number of class templates that describe, characterize, and query a type’s capabilities. Let’s start with a very simple </text:span><text:span text:style-name="T20">template</text:span><text:span text:style-name="T8">, </text:span><text:span text:style-name="Code_20_Inline"><text:span text:style-name="T11">is_void&lt;&gt;</text:span></text:span><text:span text:style-name="T8">, which simply indicates whether its template argument is the </text:span><text:span text:style-name="Code_20_Inline"><text:span text:style-name="T8">void</text:span></text:span><text:span text:style-name="T8"> type. Listing 53-1 shows one possible implementation. The primary template inherits from </text:span><text:span text:style-name="Code_20_Inline"><text:span text:style-name="T11">std::false_type</text:span></text:span><text:span text:style-name="T8">, </text:span><text:span text:style-name="T20">and the specialization for the </text:span><text:span text:style-name="Code_20_Inline"><text:span text:style-name="T11">void</text:span></text:span><text:span text:style-name="T20"> type derives from </text:span><text:span text:style-name="Code_20_Inline"><text:span text:style-name="T11">std::true_type</text:span></text:span><text:span text:style-name="T20">.</text:span></text:p>
      <text:p text:style-name="Code_20_Caption"><text:change-start text:change-id="ct94365871903232"/><text:span text:style-name="T7"><text:hidden-text text:condition="ooow:" text:string-value=".hh" text:is-hidden="true"/></text:span><text:bookmark-start text:name="implicit"/><text:change-end text:change-id="ct94365871903232"/><text:span text:style-name="T7">Listing 53-1.</text:span> The <text:span text:style-name="Code_20_Inline"><text:span text:style-name="T23">is_void</text:span></text:span> Class Template</text:p>
      <text:p text:style-name="Code">template&lt;class T&gt;</text:p>
      <text:p text:style-name="Code">class <text:span text:style-name="T19">is_void : public std::false_type</text:span></text:p>
      <text:p text:style-name="P2">{};</text:p>
      <text:p text:style-name="P2"/>
      <text:p text:style-name="P2">template&lt;&gt;</text:p>
      <text:p text:style-name="P2">class is_void&lt;void&gt; : public std::true_type</text:p>
      <text:p text:style-name="Code">{};</text:p>
      <text:p text:style-name="Body_20_Text_20_Cont"><text:span text:style-name="T8">When you write your own template class, you can use </text:span><text:span text:style-name="Code_20_Inline"><text:span text:style-name="T11">is_void&lt;T&gt;::value</text:span></text:span><text:span text:style-name="T20"> to determine whether the type </text:span><text:span text:style-name="Code_20_Inline"><text:span text:style-name="T11">T</text:span></text:span><text:span text:style-name="T20"> is the </text:span><text:span text:style-name="Code_20_Inline"><text:span text:style-name="T11">void</text:span></text:span><text:span text:style-name="T20"> type. </text:span><text:bookmark-end text:name="implicit"/><text:span text:style-name="T20">As you can see, </text:span><text:bookmark-start text:name="explicit"/><text:span text:style-name="T8">an explicit specialization begins with </text:span><text:span text:style-name="Code_20_Inline"><text:span text:style-name="T8">template&lt;&gt;</text:span></text:span><text:span text:style-name="T8"> (notice the empty angle brackets). Next is the definition. Notice how the class name is the full specialized template name: </text:span><text:span text:style-name="Code_20_Inline"><text:span text:style-name="T24">is_void</text:span></text:span><text:span text:style-name="Code_20_Inline"><text:span text:style-name="T8">&lt;</text:span></text:span><text:span text:style-name="Code_20_Inline"><text:span text:style-name="T24">void</text:span></text:span><text:span text:style-name="Code_20_Inline"><text:span text:style-name="T8">&gt;</text:span></text:span><text:span text:style-name="T8">. That’s how the compiler knows what you are specializing. The initial template definition is called the </text:span><text:span text:style-name="Emphasis"><text:span text:style-name="T8">primary</text:span></text:span><text:span text:style-name="T8"> template, to distinguish it from template specializations. </text:span></text:p>
      <text:p text:style-name="Body_20_Text_20_Cont"><text:span text:style-name="T8">Your explicit specialization completely replaces the template declaration for that template argument (or arguments; if the template takes multiple arguments, you must supply a specific value for each one). </text:span><text:span text:style-name="T20">In general, a full specialization will implement the same members, just differently, but that is convention not a language rule</text:span><text:span text:style-name="T8">. Sometimes, a specialization might be </text:span><text:span text:style-name="T20">very different from the primary template.</text:span></text:p>
      <text:p text:style-name="Body_20_Text_20_Cont"><text:span text:style-name="T20">Let’s say that a customer likes your </text:span><text:span text:style-name="Code_20_Inline"><text:span text:style-name="T11">rational</text:span></text:span><text:span text:style-name="T20"> class template but wants to use it in their own template and sometimes their template argument type will be </text:span><text:span text:style-name="Code_20_Inline"><text:span text:style-name="T11">void</text:span></text:span><text:span text:style-name="T20">, so they want </text:span><text:span text:style-name="Code_20_Inline"><text:span text:style-name="T11">rational&lt;void&gt;</text:span></text:span><text:span text:style-name="T20"> to do something useful. You cannot have a data member of type </text:span><text:span text:style-name="Code_20_Inline"><text:span text:style-name="T11">void</text:span></text:span><text:span text:style-name="T20">, so the compiler will reject </text:span><text:span text:style-name="Code_20_Inline"><text:span text:style-name="T11">rational&lt;void&gt;</text:span></text:span><text:span text:style-name="T20"> unless you write an explicit specialization. </text:span><text:span text:style-name="T21">What makes sense?</text:span></text:p>
      <text:p text:style-name="P8">___________________________________________________________________</text:p>
      <text:p text:style-name="Body_20_Text_20_Cont"><text:span text:style-name="T20">All I can think of is to represent the numeric value 0/1. </text:span><text:span text:style-name="Strong_20_Emphasis"><text:span text:style-name="T15">Write an explicit specialization for </text:span></text:span><text:span text:style-name="Code_20_Inline"><text:span text:style-name="T25">rational</text:span></text:span><text:span text:style-name="Code_20_Inline"><text:span text:style-name="T9">&lt;</text:span></text:span><text:span text:style-name="Code_20_Inline"><text:span text:style-name="T25">void</text:span></text:span><text:span text:style-name="Code_20_Inline"><text:span text:style-name="T9">&gt;</text:span></text:span><text:span text:style-name="Strong_20_Emphasis"><text:span text:style-name="T15">.</text:span></text:span><text:span text:style-name="T8"> Listing 53-2 shows </text:span><text:span text:style-name="T20">one way to</text:span><text:span text:style-name="T8"> write it.</text:span></text:p>
      <text:p text:style-name="Code_20_Caption"><text:change-start text:change-id="ct94365862560768"/><text:soft-page-break/><text:span text:style-name="T7"><text:hidden-text text:condition="ooow:" text:string-value=".hh" text:is-hidden="true"/></text:span><text:change-end text:change-id="ct94365862560768"/><text:span text:style-name="T7">Listing 53-2.</text:span> Specializing <text:span text:style-name="Code_20_Inline"><text:span text:style-name="T23">rational</text:span></text:span><text:span text:style-name="Code_20_Inline"><text:span text:style-name="T13">&lt;</text:span></text:span><text:span text:style-name="Code_20_Inline"><text:span text:style-name="T23">void</text:span></text:span><text:span text:style-name="Code_20_Inline"><text:span text:style-name="T13">&gt;</text:span></text:span></text:p>
      <text:p text:style-name="Code">import rational;</text:p>
      <text:p text:style-name="Code"/>
      <text:p text:style-name="Code">template&lt;&gt;</text:p>
      <text:p text:style-name="Code">class <text:span text:style-name="T19">rational&lt;void&gt;</text:span></text:p>
      <text:p text:style-name="Code">{</text:p>
      <text:p text:style-name="Code">public:</text:p>
      <text:p text:style-name="Code"><text:span text:style-name="T14"><text:s text:c="2"/></text:span><text:span text:style-name="T19">using value_type = </text:span>void;</text:p>
      <text:p text:style-name="Code"><text:span text:style-name="T14"><text:s text:c="2"/></text:span><text:span text:style-name="T19">rational</text:span>() {}</text:p>
      <text:p text:style-name="Code"/>
      <text:p text:style-name="Code"><text:s text:c="2"/>int numerator() const { return 0; }</text:p>
      <text:p text:style-name="Code"><text:s text:c="2"/>int denominator() const { return 1; }</text:p>
      <text:p text:style-name="P3">};</text:p>
      <text:p text:style-name="Body_20_Text_20_Cont"><text:bookmark-end text:name="explicit"/><text:span text:style-name="T8">You do not need to implement </text:span><text:span text:style-name="Code_20_Inline"><text:span text:style-name="T8">reduce()</text:span></text:span><text:span text:style-name="T8"> or anything like that because </text:span><text:span text:style-name="Code_20_Inline"><text:span text:style-name="T11">rational&lt;void&gt;</text:span></text:span><text:span text:style-name="T8"> has only one value, namely, zero. The </text:span><text:span text:style-name="Code_20_Inline"><text:span text:style-name="T11">numerator()</text:span></text:span><text:span text:style-name="T8"> and </text:span><text:span text:style-name="Code_20_Inline"><text:span text:style-name="T11">denominator()</text:span></text:span><text:span text:style-name="T11"> </text:span><text:span text:style-name="T8">functions always return the same values. This is not a particularly useful class, but it shows how a specialization may look very different from the primary template.</text:span></text:p>
      <text:h text:style-name="Heading_20_1" text:outline-level="1"><text:bookmark-start text:name="custom"/>Custom Comparators</text:h>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53-3.</text:p>
      <text:p text:style-name="Code_20_Caption"><text:span text:style-name="T7">Listing 53-3.</text:span> Specializing <text:span text:style-name="Code_20_Inline"><text:span text:style-name="T13">std::less</text:span></text:span> to Compare <text:span text:style-name="Code_20_Inline"><text:span text:style-name="T13">person</text:span></text:span> Objects by Name</text:p>
      <text:p text:style-name="Code">import &lt;functional&gt;;</text:p>
      <text:p text:style-name="Code">import &lt;iostream&gt;;</text:p>
      <text:p text:style-name="Code">import &lt;map&gt;;</text:p>
      <text:p text:style-name="Code">import &lt;string&gt;;<text:change-start text:change-id="ct94365718973440"/></text:p>
      <text:p text:style-name="P4">import &lt;string_view&gt;;<text:change-end text:change-id="ct94365718973440"/></text:p>
      <text:p text:style-name="Code"/>
      <text:p text:style-name="Code">class person {</text:p>
      <text:p text:style-name="Code">public:</text:p>
      <text:p text:style-name="Code"><text:span text:style-name="T14"><text:s text:c="3"/></text:span>person() : name_{}, address_{}, phone_{} {}</text:p>
      <text:p text:style-name="Code"><text:span text:style-name="T14"><text:s text:c="3"/></text:span>person(std::string<text:change-start text:change-id="ct94365883897200"/><text:span text:style-name="T28">_view</text:span><text:change-end text:change-id="ct94365883897200"/> <text:change text:change-id="ct94365880014464"/>name,</text:p>
      <text:p text:style-name="Code"><text:span text:style-name="T14"><text:s text:c="10"/></text:span>std::string<text:change-start text:change-id="ct94365837058928"/><text:span text:style-name="T28">_view</text:span><text:change-end text:change-id="ct94365837058928"/> <text:change text:change-id="ct94365742748160"/>address,</text:p>
      <text:p text:style-name="Code"><text:span text:style-name="T14"><text:s text:c="10"/></text:span>std::string<text:change-start text:change-id="ct94365876926864"/><text:span text:style-name="T28">_view</text:span><text:change-end text:change-id="ct94365876926864"/> <text:change text:change-id="ct94365714888704"/>phone)</text:p>
      <text:p text:style-name="Code"><text:soft-page-break/><text:span text:style-name="T14"><text:s text:c="3"/></text:span>: name_{name}, address_{address}, phone_{phone}</text:p>
      <text:p text:style-name="Code"><text:span text:style-name="T14"><text:s text:c="3"/></text:span>{}</text:p>
      <text:p text:style-name="Code"><text:span text:style-name="T14"><text:s text:c="3"/></text:span>std::string const&amp; name() <text:s text:c="3"/>const { return name_; }</text:p>
      <text:p text:style-name="Code"><text:span text:style-name="T14"><text:s text:c="3"/></text:span>std::string const&amp; address() const { return address_; }</text:p>
      <text:p text:style-name="Code"><text:span text:style-name="T14"><text:s text:c="3"/></text:span>std::string const&amp; phone() <text:s text:c="2"/>const { return phone_; }</text:p>
      <text:p text:style-name="Code">private:</text:p>
      <text:p text:style-name="Code"><text:span text:style-name="T14"><text:s text:c="3"/></text:span>std::string name_, address_, phone_;</text:p>
      <text:p text:style-name="Code">};</text:p>
      <text:p text:style-name="Code"/>
      <text:p text:style-name="Code">namespace std {</text:p>
      <text:p text:style-name="Code"><text:span text:style-name="T14"><text:s text:c="3"/></text:span>template&lt;&gt;</text:p>
      <text:p text:style-name="Code"><text:span text:style-name="T14"><text:s text:c="3"/></text:span>struct less&lt;person&gt; {</text:p>
      <text:p text:style-name="Code"><text:span text:style-name="T14"><text:s text:c="6"/></text:span>bool operator()(person const&amp; a, person const&amp; b) const {</text:p>
      <text:p text:style-name="Code"><text:span text:style-name="T14"><text:s text:c="9"/></text:span>return a.name() &lt; b.name();</text:p>
      <text:p text:style-name="Code"><text:span text:style-name="T14"><text:s text:c="6"/></text:span>}</text:p>
      <text:p text:style-name="Code"><text:span text:style-name="T14"><text:s text:c="3"/></text:span>};</text:p>
      <text:p text:style-name="Code">}</text:p>
      <text:p text:style-name="Code"/>
      <text:p text:style-name="Code">int main()</text:p>
      <text:p text:style-name="Code">{</text:p>
      <text:p text:style-name="Code"><text:span text:style-name="T14"><text:s text:c="3"/></text:span>std::map&lt;person, int&gt; people;</text:p>
      <text:p text:style-name="Code"><text:span text:style-name="T14"><text:s text:c="3"/></text:span>people[person{"Ray", "123 Erewhon", "555-5555"}] = 42;</text:p>
      <text:p text:style-name="Code"><text:span text:style-name="T14"><text:s text:c="3"/></text:span>people[person{"Arthur", "456 Utopia", "123-4567"}]= 10;</text:p>
      <text:p text:style-name="Code"><text:span text:style-name="T14"><text:s text:c="3"/></text:span>std::cout &lt;&lt; people.begin()-&gt;first.name() &lt;&lt; '\n';</text:p>
      <text:p text:style-name="Code">}</text:p>
      <text:p text:style-name="Body_20_Text_20_Cont"><text:span text:style-name="T8">You are allowed to specialize class templates (but not function templates) that are defined in the </text:span><text:span text:style-name="Code_20_Inline"><text:span text:style-name="T8">std</text:span></text:span><text:span text:style-name="T8"> namespace, but you cannot add new declarations to </text:span><text:span text:style-name="Code_20_Inline"><text:span text:style-name="T8">std</text:span></text:span><text:span text:style-name="T8">. The </text:span><text:span text:style-name="Code_20_Inline"><text:span text:style-name="T8">std::less</text:span></text:span><text:span text:style-name="T8"> template is declared in the </text:span><text:span text:style-name="Code_20_Inline"><text:span text:style-name="T8">&lt;functional&gt;</text:span></text:span><text:span text:style-name="T8"> </text:span><text:span text:style-name="T20">module</text:span><text:span text:style-name="T8">. This </text:span><text:span text:style-name="T20">module </text:span><text:span text:style-name="T8">defines comparator templates for all the relational and equality operators, and </text:span><text:span text:style-name="T20">quite a bit </text:span><text:span text:style-name="T8">more besides. Consult a language reference for details. What matters right now is what the </text:span><text:span text:style-name="Code_20_Inline"><text:span text:style-name="T8">std::less</text:span></text:span><text:span text:style-name="T8"> primary template looks like, that is, the primary template that C++ uses when it cannot find an explicit specialization (such as </text:span><text:span text:style-name="Code_20_Inline"><text:span text:style-name="T8">std::less&lt;person</text:span></text:span>&gt;). Write the definition of a class template, less, that would serve as a primary template to compare any comparable objects with the &lt; operator. Compare your solution with Listing 53-4.</text:p>
      <text:p text:style-name="Code_20_Caption"><text:change-start text:change-id="ct94365848083664"/><text:span text:style-name="T7"><text:hidden-text text:condition="ooow:" text:string-value=".hh" text:is-hidden="true"/></text:span><text:change-end text:change-id="ct94365848083664"/><text:span text:style-name="T7">Listing 53-4.</text:span> The Primary <text:span text:style-name="Code_20_Inline"><text:span text:style-name="T13">std::less</text:span></text:span> Class Template</text:p>
      <text:p text:style-name="Code">template&lt;class T&gt;</text:p>
      <text:p text:style-name="Code">struct less</text:p>
      <text:p text:style-name="Code">{</text:p>
      <text:p text:style-name="Code"><text:span text:style-name="T14"><text:s text:c="3"/></text:span>bool operator()(T const&amp; a, T const&amp; b) const { return a &lt; b; }</text:p>
      <text:p text:style-name="Code">};</text:p>
      <text:p text:style-name="Body_20_Text_20_Cont"><text:soft-page-break/><text:span text:style-name="T20">If you can find the source code, t</text:span><text:span text:style-name="T8">ake a peek into your standard library’s </text:span><text:span text:style-name="Code_20_Inline"><text:span text:style-name="T8">&lt;functional&gt;</text:span></text:span><text:span text:style-name="T8"> </text:span><text:span text:style-name="T20">module</text:span><text:span text:style-name="T8">. It might be more complicated than Listing 53-4, but you should be able to find something that you can recognize and understand.</text:span></text:p>
      <text:h text:style-name="Heading_20_1" text:outline-level="1"><text:bookmark-start text:name="fun"/><text:bookmark-end text:name="custom"/>Specializing Function Templates</text:h>
      <text:p text:style-name="Body_20_Text_20_First">You can specialize a function template, but you should prefer overloading to templates. For example, let’s keep working with the template form of <text:span text:style-name="Code_20_Inline">absval</text:span> (Exploration 50). Suppose you have an arbitrary-precision integer class, <text:span text:style-name="Code_20_Inline">integer</text:span>, and it has an efficient absolute value function (that is, it simply clears the sign bit, so there’s no need <text:span text:style-name="T22">for a </text:span>comparison).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integer absval(integer i)</text:p>
      <text:p text:style-name="Code">{</text:p>
      <text:p text:style-name="Code"><text:span text:style-name="T14"><text:s text:c="3"/></text:span>i.clear_sign_bit();</text:p>
      <text:p text:style-name="Code"><text:span text:style-name="T14"><text:s text:c="3"/></text:span>return i;</text:p>
      <text:p text:style-name="Code">}</text:p>
      <text:p text:style-name="Body_20_Text_20_Cont"><text:span text:style-name="T8">When the compiler sees a call to </text:span><text:span text:style-name="Code_20_Inline"><text:span text:style-name="T8">absval</text:span></text:span><text:span text:style-name="T8">, it examines the type of the argument. If the type matches the parameter type used in a non-template function, the compiler arranges to call that function. If it can’t match the argument type with the parameter type, it checks template functions. The precise rules are complicated, and I will discuss them later in the book. For now, just remember that the compiler prefers non-template functions to template functions, but it will use a template function instead of a non-template function if it can’t find a good match between the argument types and the parameter types of the non-template function.</text:span></text:p>
      <text:p text:style-name="Body_20_Text_20_Cont"><text:span text:style-name="T8">Sometimes, however, you have to write a template function, even if you just want to overload the </text:span><text:span text:style-name="Code_20_Inline"><text:span text:style-name="T8">absval</text:span></text:span><text:span text:style-name="T8"> function. For example, suppose you want to improve the absolute value function for the </text:span><text:span text:style-name="Code_20_Inline"><text:span text:style-name="T8">rational&lt;T&gt;</text:span></text:span><text:span text:style-name="T8"> class template. There is no need to compare the entire value with zero; just compare the numerator, and avoid unnecessary multiplications.</text:span></text:p>
      <text:p text:style-name="Code">template&lt;class T&gt;</text:p>
      <text:p text:style-name="Code">rational&lt;T&gt; absval(rational&lt;T&gt; const&amp; r)</text:p>
      <text:p text:style-name="Code">{</text:p>
      <text:p text:style-name="Code"><text:span text:style-name="T14"><text:s text:c="2"/></text:span>if (r.numerator() &lt; 0) // to avoid unnecessary multiplications in operator&lt;</text:p>
      <text:p text:style-name="Code"><text:span text:style-name="T14"><text:s text:c="4"/></text:span>return -r;</text:p>
      <text:p text:style-name="Code"><text:span text:style-name="T14"><text:s text:c="2"/></text:span>else</text:p>
      <text:p text:style-name="Code"><text:soft-page-break/><text:span text:style-name="T14"><text:s text:c="4"/></text:span>return r;</text:p>
      <text:p text:style-name="Code">}</text:p>
      <text:p text:style-name="Body_20_Text_20_Cont"><text:span text:style-name="T8">When you call </text:span><text:span text:style-name="Code_20_Inline"><text:span text:style-name="T8">absval</text:span></text:span><text:span text:style-name="T8">, pass it an argument in the usual way. If you pass an </text:span><text:span text:style-name="Code_20_Inline"><text:span text:style-name="T8">int</text:span></text:span><text:span text:style-name="T8">, </text:span><text:span text:style-name="Code_20_Inline"><text:span text:style-name="T8">double</text:span></text:span><text:span text:style-name="T8">, or other built-in numeric type, the compiler instantiates the original function template. If you pass an </text:span><text:span text:style-name="Code_20_Inline"><text:span text:style-name="T8">integer</text:span></text:span><text:span text:style-name="T8"> object, the compiler calls the overloaded non-template function, and if you pass a </text:span><text:span text:style-name="Code_20_Inline"><text:span text:style-name="T8">rational</text:span></text:span><text:span text:style-name="T8"> object, the compiler instantiates the overloaded function template</text:span><text:bookmark-end text:name="fun"/><text:span text:style-name="T8">.</text:span></text:p>
      <text:h text:style-name="Heading_20_1" text:outline-level="1"><text:bookmark-start text:name="trait"/>Traits</text:h>
      <text:p text:style-name="Body_20_Text_20_First"><text:span text:style-name="T22">Earlier in this exploration, I introduced you to the &lt;type_traits&gt; module, which has a plethora of ways to examine a type</text:span>. You’ve al<text:span text:style-name="T22">so </text:span>seen <text:span text:style-name="T22">another </text:span>example of a traits template: <text:span text:style-name="Code_20_Inline">std::numeric_limits</text:span>. The <text:span text:style-name="Code_20_Inline">&lt;limits&gt;</text:span> <text:span text:style-name="T22">module </text:span>defines a class template named <text:span text:style-name="Code_20_Inline">std::numeric_limits</text:span>. The primary template is rather dull, saying that the type has zero digits of precision, a radix of zero, and so on. The only way this template makes any sense is to specialize it. Thus, the <text:span text:style-name="Code_20_Inline">&lt;limits&gt;</text:span> <text:span text:style-name="T22">module </text:span>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of <text:span text:style-name="Code_20_Inline">double</text:span> with <text:span text:style-name="Code_20_Inline">std::numeric_limits&lt;double&gt;::radix</text:span>, and so on. Every specialization declares the same members, but with values that are particular to the specialization. (Note that the compiler does not enforce the fact that every specialization declares the same members. The C++ standard mandates this requirement for <text:span text:style-name="Code_20_Inline">numeric_limits</text:span>, and it is up to the library author to implement the standard correctly, but the compiler provides no help.)</text:p>
      <text:p text:style-name="Body_20_Text_20_Cont"><text:span text:style-name="T8">You can define your own specialization when you create a numeric type, such as </text:span><text:span text:style-name="Code_20_Inline"><text:span text:style-name="T8">rational</text:span></text:span><text:span text:style-name="T8">. Defining a template of a template involves some difficulties that I will cover in the next Exploration, so for now, go back to Listing 49-10 and the old-fashioned non-template </text:span><text:span text:style-name="Code_20_Inline"><text:span text:style-name="T8">rational</text:span></text:span><text:span text:style-name="T8"> class, which hard-coded </text:span><text:span text:style-name="Code_20_Inline"><text:span text:style-name="T8">int</text:span></text:span><text:span text:style-name="T8"> as the base type. </text:span><office:annotation office:name="__Annotation__1268_1218045793" loext:resolved="false"><dc:creator>Michael Thomas</dc:creator><dc:date>2020-04-17T09:58:49.600000000</dc:date><text:p text:style-name="P10"><text:span text:style-name="T32">There are a lot of code segments presented.</text:span></text:p>
<text:p text:style-name="P10"><text:span text:style-name="T32"/></text:p>
<text:p text:style-name="P10"><text:span text:style-name="T32">It may be helpful to the reader to have at least one complete example near the end of the chapter that incorporates the concepts of the chapter.</text:span></text:p>
</office:annotation><text:span text:style-name="T8">Listing 53-5 shows how to specialize </text:span><text:span text:style-name="Code_20_Inline"><text:span text:style-name="T8">numeric_limits</text:span></text:span><text:span text:style-name="T8"> for this </text:span><text:span text:style-name="Code_20_Inline"><text:span text:style-name="T8">rational</text:span></text:span><text:span text:style-name="T8"> class.</text:span><office:annotation-end office:name="__Annotation__1268_1218045793"/></text:p>
      <text:p text:style-name="Code_20_Caption"><text:change-start text:change-id="ct94365945285664"/><text:span text:style-name="T7"><text:hidden-text text:condition="ooow:" text:string-value=".hh" text:is-hidden="true"/></text:span><text:change-end text:change-id="ct94365945285664"/><text:span text:style-name="T7">Listing 53-5.</text:span> Specializing <text:span text:style-name="Code_20_Inline"><text:span text:style-name="T13">numeric_limits</text:span></text:span> for the <text:span text:style-name="Code_20_Inline"><text:span text:style-name="T13">rational</text:span></text:span> Class</text:p>
      <text:p text:style-name="Code">namespace std {</text:p>
      <text:p text:style-name="Code">template&lt;&gt;</text:p>
      <text:p text:style-name="Code">class numeric_limits&lt;rational&gt;</text:p>
      <text:p text:style-name="Code">{</text:p>
      <text:p text:style-name="Code">public:</text:p>
      <text:p text:style-name="Code"><text:soft-page-break/><text:span text:style-name="T14"><text:s text:c="2"/></text:span>static constexpr bool is_specialized{true};</text:p>
      <text:p text:style-name="Code"><text:span text:style-name="T14"><text:s text:c="2"/></text:span>static constexpr rational min() noexcept {</text:p>
      <text:p text:style-name="Code"><text:s text:c="4"/>return rational(numeric_limits&lt;int&gt;::min());</text:p>
      <text:p text:style-name="Code"><text:s text:c="2"/>}</text:p>
      <text:p text:style-name="Code"><text:span text:style-name="T14"><text:s text:c="2"/></text:span>static constexpr rational max() noexcept {</text:p>
      <text:p text:style-name="Code"><text:s text:c="4"/>return rational(numeric_limits&lt;int&gt;::max());</text:p>
      <text:p text:style-name="Code"><text:s text:c="2"/>}</text:p>
      <text:p text:style-name="Code"><text:span text:style-name="T14"><text:s text:c="2"/></text:span>static rational lowest() noexcept { return -max(); }</text:p>
      <text:p text:style-name="Code"><text:span text:style-name="T14"><text:s text:c="2"/></text:span>static constexpr int digits{ 2 * numeric_limits&lt;int&gt;::digits };</text:p>
      <text:p text:style-name="Code"><text:span text:style-name="T14"><text:s text:c="2"/></text:span>static constexpr int digits10{ numeric_limits&lt;int&gt;::digits10 };</text:p>
      <text:p text:style-name="Code"><text:span text:style-name="T14"><text:s text:c="2"/></text:span>static constexpr int max_digits10{ numeric_limits&lt;int&gt;::max_digits10 };</text:p>
      <text:p text:style-name="Code"><text:span text:style-name="T14"><text:s text:c="2"/></text:span>static constexpr bool is_signed{ true };</text:p>
      <text:p text:style-name="Code"><text:span text:style-name="T14"><text:s text:c="2"/></text:span>static constexpr bool is_integer{ false };</text:p>
      <text:p text:style-name="Code"><text:span text:style-name="T14"><text:s text:c="2"/></text:span>static constexpr bool is_exact{ true };</text:p>
      <text:p text:style-name="Code"><text:span text:style-name="T14"><text:s text:c="2"/></text:span>static constexpr int radix{ 2 };</text:p>
      <text:p text:style-name="Code"><text:span text:style-name="T14"><text:s text:c="2"/></text:span>static constexpr bool is_bounded{ true };</text:p>
      <text:p text:style-name="Code"><text:span text:style-name="T14"><text:s text:c="2"/></text:span>static constexpr bool is_modulo{ false };</text:p>
      <text:p text:style-name="Code"><text:span text:style-name="T14"><text:s text:c="2"/></text:span>static constexpr bool traps{ std::numeric_limits&lt;int&gt;::traps };</text:p>
      <text:p text:style-name="Code"/>
      <text:p text:style-name="Code"><text:span text:style-name="T14"><text:s text:c="2"/></text:span>static rational epsilon() noexcept</text:p>
      <text:p text:style-name="Code"><text:span text:style-name="T14"><text:s text:c="5"/></text:span>{ return rational{1, numeric_limits&lt;int&gt;::max()-1}; }</text:p>
      <text:p text:style-name="Code"><text:span text:style-name="T14"><text:s text:c="2"/></text:span>static rational round_error() noexcept</text:p>
      <text:p text:style-name="Code"><text:span text:style-name="T14"><text:s text:c="5"/></text:span>{ return rational{1, numeric_limits&lt;int&gt;::max()}; }</text:p>
      <text:p text:style-name="Code"/>
      <text:p text:style-name="Code"><text:span text:style-name="T14"><text:s text:c="2"/></text:span>// The following are meaningful only for floating-point types.</text:p>
      <text:p text:style-name="Code"><text:span text:style-name="T14"><text:s text:c="2"/></text:span>static constexpr int min_exponent{ 0 };</text:p>
      <text:p text:style-name="Code"><text:span text:style-name="T14"><text:s text:c="2"/></text:span>static constexpr int min_exponent10{ 0 };</text:p>
      <text:p text:style-name="Code"><text:span text:style-name="T14"><text:s text:c="2"/></text:span>static constexpr int max_exponent{ 0 };</text:p>
      <text:p text:style-name="Code"><text:span text:style-name="T14"><text:s text:c="2"/></text:span>static constexpr int max_exponent10{ 0 };</text:p>
      <text:p text:style-name="Code"><text:span text:style-name="T14"><text:s text:c="2"/></text:span>static constexpr bool has_infinity{ false };</text:p>
      <text:p text:style-name="Code"><text:span text:style-name="T14"><text:s text:c="2"/></text:span>static constexpr bool has_quiet_NaN{ false };</text:p>
      <text:p text:style-name="Code"><text:span text:style-name="T14"><text:s text:c="2"/></text:span>static constexpr bool has_signaling_NaN{ false };</text:p>
      <text:p text:style-name="Code"><text:span text:style-name="T14"><text:s text:c="2"/></text:span>static constexpr float_denorm_style has_denorm {denorm_absent};</text:p>
      <text:p text:style-name="Code"><text:span text:style-name="T14"><text:s text:c="2"/></text:span>static constexpr bool has_denorm_loss {false};</text:p>
      <text:p text:style-name="Code"><text:span text:style-name="T14"><text:s text:c="2"/></text:span>// The following are meant only for floating-point types, but you have</text:p>
      <text:p text:style-name="Code"><text:span text:style-name="T14"><text:s text:c="2"/></text:span>// to define them, anyway, even for nonfloating-point types. The values</text:p>
      <text:p text:style-name="Code"><text:span text:style-name="T14"><text:s text:c="2"/></text:span>// they return do not have to be meaningful.</text:p>
      <text:p text:style-name="Code"><text:span text:style-name="T14"><text:s text:c="2"/></text:span>static constexpr rational infinity() noexcept { return max(); }</text:p>
      <text:p text:style-name="Code"><text:span text:style-name="T14"><text:s text:c="2"/></text:span>static constexpr rational quiet_NaN() noexcept { return rational{}; }</text:p>
      <text:p text:style-name="Code"><text:span text:style-name="T14"><text:s text:c="2"/></text:span>static constexpr rational signaling_NaN() noexcept { return rational{}; }</text:p>
      <text:p text:style-name="Code"><text:span text:style-name="T14"><text:s text:c="2"/></text:span>static constexpr rational denorm_min() noexcept { return rational{}; }</text:p>
      <text:p text:style-name="Code"><text:span text:style-name="T14"><text:s text:c="2"/></text:span>static constexpr bool is_iec559{ false };</text:p>
      <text:p text:style-name="Code"><text:span text:style-name="T14"><text:s text:c="2"/></text:span>static constexpr bool tinyness_before{ false };</text:p>
      <text:p text:style-name="P1"><text:span text:style-name="T16"><text:s text:c="2"/></text:span><text:span text:style-name="T17">static constexpr float_round_style round_style{ round_toward_zero };</text:span></text:p>
      <text:p text:style-name="Code">};</text:p>
      <text:p text:style-name="Code">} // namespace std</text:p>
      <text:p text:style-name="Body_20_Text_20_Cont"><text:span text:style-name="T8">This example has a few new things. They aren’t important right now, but in C++, you have to get all the tiny details right or the compiler voices its stern disapproval. The first line, which starts </text:span><text:span text:style-name="Code_20_Inline"><text:span text:style-name="T8">namespace</text:span></text:span><text:span text:style-name="T8"> </text:span><text:span text:style-name="Code_20_Inline"><text:span text:style-name="T8">std</text:span></text:span><text:span text:style-name="T8">, is how you </text:span><text:span text:style-name="T20">specialize</text:span><text:span text:style-name="T8"> </text:span><text:span text:style-name="T20">templates </text:span><text:span text:style-name="T8">in the standard </text:span><text:soft-page-break/><text:span text:style-name="T8">library. You are not allowed to add new names to the standard library, but you are allowed to specialize templates that the standard library has already defined. Notice the opening curly brace for the namespace, which has a corresponding closing curly brace on the last line of the listing. (This topic will be covered in more depth in Exploration 56.)</text:span></text:p>
      <text:p text:style-name="Body_20_Text_20_Cont"><text:span text:style-name="T8">The member functions all have </text:span><text:span text:style-name="Code_20_Inline"><text:span text:style-name="T8">noexcept</text:span></text:span><text:span text:style-name="T8"> between their names and bodies. This tells the compiler that the function does not throw any exceptions (recall from Exploration 48).</text:span></text:p>
      <text:p text:style-name="Body_20_Text_20_Cont"><text:span text:style-name="T8">The </text:span><text:span text:style-name="Code_20_Inline"><text:span text:style-name="T8">constexpr</text:span></text:span><text:span text:style-name="T8"> specifier is similar to </text:span><text:span text:style-name="Code_20_Inline"><text:span text:style-name="T8">const</text:span></text:span><text:span text:style-name="T8">, but it tells the compiler that the </text:span><text:span text:style-name="T20">function is callable at </text:span><text:span text:style-name="T8">compile-time. In order for a function to be </text:span><text:span text:style-name="Code_20_Inline"><text:span text:style-name="T8">constexpr</text:span></text:span><text:span text:style-name="T8">, the compiler imposes a number of restrictions. Any functions that it calls must also be </text:span><text:span text:style-name="Code_20_Inline"><text:span text:style-name="T8">constexpr</text:span></text:span><text:span text:style-name="T8">. Function parameter and return type must be built-in or types that can be constructed with </text:span><text:span text:style-name="Code_20_Inline"><text:span text:style-name="T8">constexpr</text:span></text:span><text:span text:style-name="T8"> constructors. If any restriction is violated, the function cannot be declared </text:span><text:span text:style-name="Code_20_Inline"><text:span text:style-name="T8">constexpr</text:span></text:span><text:span text:style-name="T8">. Thus, the </text:span><text:span text:style-name="Code_20_Inline"><text:span text:style-name="T8">gcd()</text:span></text:span><text:span text:style-name="T8"> function cannot be </text:span><text:span text:style-name="Code_20_Inline"><text:span text:style-name="T8">constexpr</text:span></text:span><text:span text:style-name="T8">, so </text:span><text:span text:style-name="Code_20_Inline"><text:span text:style-name="T8">reduce()</text:span></text:span><text:span text:style-name="T8"> cannot be </text:span><text:span text:style-name="Code_20_Inline"><text:span text:style-name="T8">constexpr</text:span></text:span><text:span text:style-name="T8">, so the two-argument constructor cannot be </text:span><text:span text:style-name="Code_20_Inline"><text:span text:style-name="T8">constexpr</text:span></text:span><text:span text:style-name="T8">. The value of being able to write a function that is called at compile time is extremely useful, and we will return to </text:span><text:span text:style-name="Code_20_Inline"><text:span text:style-name="T8">constexpr</text:span></text:span><text:span text:style-name="T8"> in the future</text:span><text:bookmark-end text:name="trait"/><text:span text:style-name="T8">.</text:span></text:p>
      <text:p text:style-name="Note_2f_Tip_2f_Caution"><text:span text:style-name="Dingbat_20_Symbol"><text:span text:style-name="T12"></text:span></text:span><text:span text:style-name="Dingbat_20_Symbol"><text:span text:style-name="T10"></text:span></text:span><text:span text:style-name="Strong_20_Emphasis">Tip</text:span><text:tab/><office:annotation office:name="__Annotation__1273_1218045793" loext:resolved="false"><dc:creator>Michael Thomas</dc:creator><dc:date>2020-04-17T10:00:00.940000000</dc:date><text:p text:style-name="P10"><text:span text:style-name="T31">This is good advice.</text:span></text:p>
</office:annotation>When writing a template for the first time, start with a non-template version. It is much easier to debug a non-template function or class. Once you get the non-template version working, then change it into a template.<office:annotation-end office:name="__Annotation__1273_1218045793"/></text:p>
      <text:p text:style-name="Body_20_Text_20_Cont">Template specialization has many other uses, but before we get carried away, the next Exploration takes a look at a particular kind of specialization, where your specialization still requires template parameters, called partial specialization.</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1" svg:font-family="Utopia" style:font-family-generic="roman"/>
    <style:font-face style:name="WNINFX+LMTypewriter9-Regular" svg:font-family="WNINFX+LMTypewriter9-Regular, 'MS Mincho'" style:font-family-generic="roma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59:00</meta:creation-date>
    <dc:creator>Ray Lischner</dc:creator>
    <dc:date>2020-05-06T16:25:56.100278492</dc:date>
    <meta:print-date>2009-03-19T10:05:00</meta:print-date>
    <meta:editing-cycles>21</meta:editing-cycles>
    <meta:editing-duration>PT1H7M42S</meta:editing-duration>
    <meta:generator>LibreOffice/6.4.2.2$Linux_X86_64 LibreOffice_project/40$Build-2</meta:generator>
    <meta:document-statistic meta:table-count="0" meta:image-count="0" meta:object-count="0" meta:page-count="8" meta:paragraph-count="153" meta:word-count="2223" meta:character-count="14796" meta:non-whitespace-character-count="12518"/>
    <meta:user-defined meta:name="Chapter Number">53</meta:user-defined>
    <meta:user-defined meta:name="ContentType">Document</meta:user-defined>
  </office:meta>
</office:document-meta>
</file>